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Text_20_body">
      <style:text-properties officeooo:rsid="000329b2" officeooo:paragraph-rsid="000329b2"/>
    </style:style>
    <style:style style:name="P2" style:family="paragraph" style:parent-style-name="Title">
      <style:text-properties officeooo:rsid="000329b2" officeooo:paragraph-rsid="000329b2"/>
    </style:style>
    <style:style style:name="P3" style:family="paragraph" style:parent-style-name="Title">
      <style:text-properties fo:font-size="11pt" officeooo:rsid="00264983" officeooo:paragraph-rsid="000329b2" style:font-size-asian="9.60000038146973pt" style:font-size-complex="11pt"/>
    </style:style>
    <style:style style:name="T1" style:family="text">
      <style:text-properties fo:color="#0066b3"/>
    </style:style>
    <style:style style:name="T2" style:family="text">
      <style:text-properties fo:color="#0066b3" style:font-name="FreeSans"/>
    </style:style>
    <style:style style:name="T3" style:family="text">
      <style:text-properties fo:color="#0066b3" style:font-name="FreeSans" officeooo:rsid="000619d0"/>
    </style:style>
    <style:style style:name="T4" style:family="text">
      <style:text-properties fo:color="#0066b3" style:font-name="FreeSans" officeooo:rsid="002c8c0c"/>
    </style:style>
    <style:style style:name="T5" style:family="text">
      <style:text-properties officeooo:rsid="000619d0"/>
    </style:style>
    <style:style style:name="T6" style:family="text">
      <style:text-properties fo:color="#21409a" style:font-name="FreeSans"/>
    </style:style>
    <style:style style:name="T7" style:family="text">
      <style:text-properties fo:color="#21409a" style:font-name="FreeSans" officeooo:rsid="000619d0"/>
    </style:style>
    <style:style style:name="T8" style:family="text">
      <style:text-properties fo:color="#21409a" style:font-name="FreeSans" officeooo:rsid="002c8c0c"/>
    </style:style>
    <style:style style:name="T9" style:family="text">
      <style:text-properties fo:color="#21409a" officeooo:rsid="000619d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RATSIMIHAH SAINA</text:p>
      <text:p text:style-name="P2"><text:s text:c="3"/><text:span text:style-name="T1"><text:s text:c="2"/></text:span><text:span text:style-name="T2"><text:s/></text:span><text:span text:style-name="T7">Cahier des charges AP </text:span><text:span text:style-name="T6">3</text:span><text:span text:style-name="T7"> </text:span><text:span text:style-name="T8">B</text:span><text:span text:style-name="T6">ANQUE </text:span></text:p>
      <text:p text:style-name="P1"><text:span text:style-name="T6"/></text:p>
      <text:p text:style-name="P1"><text:span text:style-name="T6"/></text:p>
      <text:p text:style-name="P1"><text:span text:style-name="T6">MCD : </text:span></text:p>
      <text:p text:style-name="P1"><text:span text:style-name="T6"/></text:p>
      <text:p text:style-name="P1"><text:span text:style-name="T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1-21T16:46:47.741574362</meta:creation-date>
    <dc:date>2022-11-21T16:49:31.086088560</dc:date>
    <meta:editing-duration>PT2M44S</meta:editing-duration>
    <meta:editing-cycles>1</meta:editing-cycles>
    <meta:document-statistic meta:table-count="0" meta:image-count="0" meta:object-count="0" meta:page-count="1" meta:paragraph-count="3" meta:word-count="10" meta:character-count="59" meta:non-whitespace-character-count="44"/>
    <meta:generator>LibreOffice/6.0.7.3.0$Linux_X86_64 LibreOffice_project/00$Build-3</meta:generator>
  </office:meta>
</office:document-meta>
</file>